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45000058C200006F4905CC19550EFEDEDB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3.2cm" svg:height="28.8cm" svg:x="0cm" svg:y="0cm">
          <draw:image xlink:href="Pictures/20000145000058C200006F4905CC19550EFEDED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2cm" fo:page-height="2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5:30:16.076000000</meta:creation-date>
    <dc:date>2015-12-29T15:32:31.567000000</dc:date>
    <meta:editing-duration>PT2M16S</meta:editing-duration>
    <meta:editing-cycles>1</meta:editing-cycles>
    <meta:document-statistic meta:object-count="1"/>
    <meta:generator>LibreOffice/5.0.4.2$Windows_X86_64 LibreOffice_project/2b9802c1994aa0b7dc6079e128979269cf95bc78</meta:generator>
  </office:meta>
</office:document-meta>
</file>